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1c1" officeooo:paragraph-rsid="001151c1"/>
    </style:style>
    <style:style style:name="P2" style:family="paragraph" style:parent-style-name="Standard">
      <style:text-properties officeooo:rsid="0011ce7e" officeooo:paragraph-rsid="0013288a"/>
    </style:style>
    <style:style style:name="P3" style:family="paragraph" style:parent-style-name="Standard">
      <style:text-properties officeooo:rsid="0013288a" officeooo:paragraph-rsid="0013288a"/>
    </style:style>
    <style:style style:name="T1" style:family="text">
      <style:text-properties officeooo:rsid="00132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BUGS :</text:p>
      <text:p text:style-name="P1">Phase 1 :</text:p>
      <text:p text:style-name="P2">L’affichage du contenu de <text:s/>section <text:span text:style-name="T1">n’est pas totalement correcte à la dernière ligne lorsqu’on t</text:span>est </text:p>
      <text:p text:style-name="P3">avec certain fichier.</text:p>
      <text:p text:style-name="Standard">Phase 2 :</text:p>
      <text:p text:style-name="Standard">Dans la phase 2, la concaténation des section marche bien mais si dans le deuxième « ELF file » on</text:p>
      <text:p text:style-name="Standard">a une section qui n’est pas dans le premier « ELF file » , son nom ne va pas être correctement</text:p>
      <text:p text:style-name="Standard">affichée, car on n’a pas les noms du deuxième « Elf file » dans notre structure pour pouvoir acceder</text:p>
      <text:p text:style-name="Standard">a e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9" meta:word-count="89" meta:character-count="447" meta:non-whitespace-character-count="365"/>
  </office:meta>
</office:document-meta>
</file>